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4B3000003CAC91BAE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gestrichelt2_20__28_variabel_29_" svg:stroke-width="0.1cm" svg:stroke-color="#ff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gestrichelt2_20__28_variabel_29_"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dotted"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dot_20_dash_20_var" svg:stroke-width="0.1cm" svg:stroke-color="#ff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ff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799cm" svg:height="16.769cm" svg:x="0.101cm" svg:y="0.081cm">
          <draw:image xlink:href="Pictures/10000000000004B3000003CAC91BAEC2.png" xlink:type="simple" xlink:show="embed" xlink:actuate="onLoad">
            <text:p/>
          </draw:image>
        </draw:frame>
        <draw:polyline draw:style-name="gr2" draw:text-style-name="P1" draw:layer="layout" svg:width="9.899cm" svg:height="9.799cm" svg:x="0.4cm" svg:y="4.5cm" svg:viewBox="0 0 9900 9800" draw:points="9900,1400 9900,9800 0,9800 0,0 7300,0">
          <text:p/>
        </draw:polyline>
        <draw:polyline draw:style-name="gr3" draw:text-style-name="P1" draw:layer="layout" svg:width="9.899cm" svg:height="9.799cm" svg:x="10.7cm" svg:y="4.5cm" svg:viewBox="0 0 9900 9800" draw:points="2200,0 9900,0 9900,9800 0,9800 0,1400">
          <text:p/>
        </draw:polyline>
        <draw:polygon draw:style-name="gr4" draw:text-style-name="P1" draw:layer="layout" svg:width="20.299cm" svg:height="2.499cm" svg:x="0.4cm" svg:y="1.7cm" svg:viewBox="0 0 20300 2500" draw:points="0,2500 0,1200 15100,1200 15100,0 20300,0 20200,2500">
          <text:p/>
        </draw:polygon>
        <draw:custom-shape draw:style-name="gr5" draw:text-style-name="P1" draw:layer="layout" svg:width="20.2cm" svg:height="1.3cm" svg:x="0.4cm" svg:y="14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129cm" svg:height="0.64cm" svg:x="15.666cm" svg:y="1.86cm">
          <draw:text-box>
            <text:p text:style-name="P2"><text:span text:style-name="T1">(g1)</text:span></text:p>
          </draw:text-box>
        </draw:frame>
        <draw:frame draw:style-name="gr6" draw:text-style-name="P2" draw:layer="layout" svg:width="1.129cm" svg:height="0.64cm" svg:x="16.566cm" svg:y="1.86cm">
          <draw:text-box>
            <text:p text:style-name="P2"><text:span text:style-name="T1">(g2)</text:span></text:p>
          </draw:text-box>
        </draw:frame>
        <draw:frame draw:style-name="gr6" draw:text-style-name="P2" draw:layer="layout" svg:width="1.129cm" svg:height="0.64cm" svg:x="17.466cm" svg:y="1.86cm">
          <draw:text-box>
            <text:p text:style-name="P2"><text:span text:style-name="T1">(g3)</text:span></text:p>
          </draw:text-box>
        </draw:frame>
        <draw:frame draw:style-name="gr6" draw:text-style-name="P2" draw:layer="layout" svg:width="1.129cm" svg:height="0.64cm" svg:x="18.3cm" svg:y="1.86cm">
          <draw:text-box>
            <text:p text:style-name="P2"><text:span text:style-name="T1">(g4)</text:span></text:p>
          </draw:text-box>
        </draw:frame>
        <draw:frame draw:style-name="gr6" draw:text-style-name="P2" draw:layer="layout" svg:width="1.129cm" svg:height="0.64cm" svg:x="19.234cm" svg:y="1.86cm">
          <draw:text-box>
            <text:p text:style-name="P2"><text:span text:style-name="T1">(g5)</text:span></text:p>
          </draw:text-box>
        </draw:frame>
        <draw:frame draw:style-name="gr6" draw:text-style-name="P2" draw:layer="layout" svg:width="1.01cm" svg:height="0.64cm" svg:x="1.7cm" svg:y="3cm">
          <draw:text-box>
            <text:p text:style-name="P2"><text:span text:style-name="T1">(i1)</text:span></text:p>
          </draw:text-box>
        </draw:frame>
        <draw:frame draw:style-name="gr6" draw:text-style-name="P2" draw:layer="layout" svg:width="1.01cm" svg:height="0.64cm" svg:x="2.685cm" svg:y="3cm">
          <draw:text-box>
            <text:p text:style-name="P2"><text:span text:style-name="T1">(i2)</text:span></text:p>
          </draw:text-box>
        </draw:frame>
        <draw:frame draw:style-name="gr6" draw:text-style-name="P2" draw:layer="layout" svg:width="1.01cm" svg:height="0.64cm" svg:x="3.5cm" svg:y="3cm">
          <draw:text-box>
            <text:p text:style-name="P2"><text:span text:style-name="T1">(i3)</text:span></text:p>
          </draw:text-box>
        </draw:frame>
        <draw:frame draw:style-name="gr6" draw:text-style-name="P2" draw:layer="layout" svg:width="1.01cm" svg:height="0.64cm" svg:x="4.285cm" svg:y="3cm">
          <draw:text-box>
            <text:p text:style-name="P2"><text:span text:style-name="T1">(i4)</text:span></text:p>
          </draw:text-box>
        </draw:frame>
        <draw:frame draw:style-name="gr6" draw:text-style-name="P2" draw:layer="layout" svg:width="1.01cm" svg:height="0.64cm" svg:x="5.185cm" svg:y="3cm">
          <draw:text-box>
            <text:p text:style-name="P2"><text:span text:style-name="T1">(i5)</text:span></text:p>
          </draw:text-box>
        </draw:frame>
        <draw:frame draw:style-name="gr6" draw:text-style-name="P2" draw:layer="layout" svg:width="1.01cm" svg:height="0.64cm" svg:x="5.9cm" svg:y="3cm">
          <draw:text-box>
            <text:p text:style-name="P2"><text:span text:style-name="T1">(i6)</text:span></text:p>
          </draw:text-box>
        </draw:frame>
        <draw:frame draw:style-name="gr6" draw:text-style-name="P2" draw:layer="layout" svg:width="1.01cm" svg:height="0.64cm" svg:x="6.715cm" svg:y="3cm">
          <draw:text-box>
            <text:p text:style-name="P2"><text:span text:style-name="T1">(i7)</text:span></text:p>
          </draw:text-box>
        </draw:frame>
        <draw:frame draw:style-name="gr6" draw:text-style-name="P2" draw:layer="layout" svg:width="1.01cm" svg:height="0.64cm" svg:x="7.485cm" svg:y="3cm">
          <draw:text-box>
            <text:p text:style-name="P2"><text:span text:style-name="T1">(i8)</text:span></text:p>
          </draw:text-box>
        </draw:frame>
        <draw:frame draw:style-name="gr6" draw:text-style-name="P2" draw:layer="layout" svg:width="1.129cm" svg:height="0.64cm" svg:x="11.685cm" svg:y="3cm">
          <draw:text-box>
            <text:p text:style-name="P2"><text:span text:style-name="T1">(o1)</text:span></text:p>
          </draw:text-box>
        </draw:frame>
        <draw:frame draw:style-name="gr6" draw:text-style-name="P2" draw:layer="layout" svg:width="1.129cm" svg:height="0.64cm" svg:x="13.071cm" svg:y="3cm">
          <draw:text-box>
            <text:p text:style-name="P2"><text:span text:style-name="T1">(o2)</text:span></text:p>
          </draw:text-box>
        </draw:frame>
        <draw:frame draw:style-name="gr6" draw:text-style-name="P2" draw:layer="layout" svg:width="1.129cm" svg:height="0.64cm" svg:x="14.371cm" svg:y="3cm">
          <draw:text-box>
            <text:p text:style-name="P2"><text:span text:style-name="T1">(o3)</text:span></text:p>
          </draw:text-box>
        </draw:frame>
        <draw:frame draw:style-name="gr6" draw:text-style-name="P2" draw:layer="layout" svg:width="1.129cm" svg:height="0.64cm" svg:x="15.771cm" svg:y="3cm">
          <draw:text-box>
            <text:p text:style-name="P2"><text:span text:style-name="T1">(o4)</text:span></text:p>
          </draw:text-box>
        </draw:frame>
        <draw:frame draw:style-name="gr6" draw:text-style-name="P2" draw:layer="layout" svg:width="1.129cm" svg:height="0.64cm" svg:x="17.3cm" svg:y="3cm">
          <draw:text-box>
            <text:p text:style-name="P2"><text:span text:style-name="T1">(o5)</text:span></text:p>
          </draw:text-box>
        </draw:frame>
        <draw:frame draw:style-name="gr6" draw:text-style-name="P2" draw:layer="layout" svg:width="1.129cm" svg:height="0.64cm" svg:x="18.1cm" svg:y="3cm">
          <draw:text-box>
            <text:p text:style-name="P2"><text:span text:style-name="T1">(o6)</text:span></text:p>
          </draw:text-box>
        </draw:frame>
        <draw:custom-shape draw:style-name="gr5" draw:text-style-name="P1" draw:layer="layout" svg:width="5cm" svg:height="1.5cm" svg:x="7.8cm" svg:y="4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ot_20_dash_20_var" draw:display-name="dot dash var" draw:style="rect" draw:dots1="1" draw:dots2="1" draw:dots2-length="300%" draw:distance="200%"/>
    <draw:stroke-dash draw:name="dotted" draw:style="rect" draw:dots1="1" draw:distance="150%"/>
    <draw:stroke-dash draw:name="gestrichelt2_20__28_variabel_29_" draw:display-name="gestrichelt2 (variabel)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ael Küng</meta:initial-creator>
    <meta:creation-date>2013-09-22T18:47:11.149000000</meta:creation-date>
    <dc:date>2013-09-22T23:45:40.156000000</dc:date>
    <dc:creator>Rafael Küng</dc:creator>
    <meta:editing-duration>PT4M44S</meta:editing-duration>
    <meta:editing-cycles>5</meta:editing-cycles>
    <meta:generator>LibreOffice/4.1.1.2$Windows_x86 LibreOffice_project/7e4286b58adc75a14f6d83f53a03b6c11fa2903</meta:generator>
    <meta:document-statistic meta:object-count="25"/>
  </office:meta>
</office:document-meta>
</file>